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4b6b" officeooo:paragraph-rsid="000e4b6b"/>
    </style:style>
    <style:style style:name="P2" style:family="paragraph" style:parent-style-name="Standard">
      <style:text-properties officeooo:rsid="000e4b6b" officeooo:paragraph-rsid="000e4b6b"/>
    </style:style>
    <style:style style:name="P3" style:family="paragraph" style:parent-style-name="Standard">
      <style:text-properties officeooo:rsid="000e4b6b" officeooo:paragraph-rsid="0010bfda"/>
    </style:style>
    <style:style style:name="P4" style:family="paragraph" style:parent-style-name="Standard">
      <style:text-properties fo:font-weight="bold" officeooo:rsid="0010bfda" officeooo:paragraph-rsid="0010bfda" style:font-weight-asian="bold" style:font-weight-complex="bold"/>
    </style:style>
    <style:style style:name="T1" style:family="text">
      <style:text-properties officeooo:rsid="0010b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s from all Papers:</text:p>
      <text:p text:style-name="P1"/>
      <text:p text:style-name="P1"/>
      <text:p text:style-name="P1">1. Collect all into thesis/img folder</text:p>
      <text:p text:style-name="P3">IJ2012 - <text:span text:style-name="T1">DONE</text:span></text:p>
      <text:p text:style-name="P4">ICABME2013</text:p>
      <text:p text:style-name="P3">ICDIP2014</text:p>
      <text:p text:style-name="P3">OTHERS-NON PUBLISH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05T15:54:19.469084839</meta:creation-date>
    <dc:date>2014-12-05T17:21:29.492221204</dc:date>
    <dc:creator>Mohamed Tleis</dc:creator>
    <meta:editing-duration>PT13M52S</meta:editing-duration>
    <meta:editing-cycles>2</meta:editing-cycles>
    <meta:generator>LibreOffice/4.2.5.2$Linux_X86_64 LibreOffice_project/420m0$Build-2</meta:generator>
    <meta:document-statistic meta:table-count="0" meta:image-count="0" meta:object-count="0" meta:page-count="1" meta:paragraph-count="6" meta:word-count="17" meta:character-count="112" meta:non-whitespace-character-count="101"/>
  </office:meta>
</office:document-meta>
</file>